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left" draw:textarea-vertical-align="top" draw:auto-grow-height="false" fo:min-height="8.259cm" fo:min-width="11.05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671cm" fo:min-width="3.18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5.088cm"/>
      <style:paragraph-properties style:writing-mode="lr-tb"/>
    </style:style>
    <style:style style:name="gr4" style:family="graphic" style:parent-style-name="objectwithoutfill">
      <style:graphic-properties svg:stroke-width="0.102cm" svg:stroke-color="#ff33ff" draw:marker-start-width="0.356cm" draw:marker-end-width="0.356cm" draw:fill="solid" draw:textarea-vertical-align="middle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958cm" fo:min-width="1.406cm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418cm" fo:min-width="1.58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cc"/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557cm" svg:height="8.509cm" svg:x="7.731cm" svg:y="8.366cm">
          <text:p text:style-name="P1">Host PC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683cm" svg:height="2.921cm" svg:x="1.508cm" svg:y="9.636cm">
          <text:p text:style-name="P1">Z180</text:p>
          <text:p text:style-name="P1">RAM</text:p>
          <text:p text:style-name="P1">ROM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5.588cm" svg:height="1.905cm" svg:x="8.239cm" svg:y="10.271cm">
          <text:p text:style-name="P1">CpnetSerialServer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.191cm" svg:y1="11.096cm" svg:x2="8.239cm" svg:y2="11.223cm" draw:start-shape="id1" draw:start-glue-point="1" draw:end-shape="id2" draw:end-glue-point="3" svg:d="M5191 11096l3048 127" svg:viewBox="0 0 3049 128">
          <text:p text:style-name="P1">ASCI0</text:p>
        </draw:connector>
        <draw:custom-shape draw:style-name="gr5" draw:text-style-name="P1" xml:id="id3" draw:id="id3" draw:layer="layout" svg:width="1.905cm" svg:height="2.286cm" svg:x="9.382cm" svg:y="13.82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" draw:text-style-name="P3" draw:layer="layout" draw:type="line" svg:x1="11.033cm" svg:y1="12.176cm" svg:x2="10.335cm" svg:y2="13.827cm" draw:start-shape="id2" draw:start-glue-point="2" draw:end-shape="id3" draw:end-glue-point="5" svg:d="M11033 12176l-698 1651" svg:viewBox="0 0 699 1652">
          <text:p/>
        </draw:connector>
        <draw:custom-shape draw:style-name="gr7" draw:text-style-name="P1" xml:id="id4" draw:id="id4" draw:layer="layout" svg:width="3.175cm" svg:height="2.667cm" svg:x="15.605cm" svg:y="9.382cm">
          <text:p text:style-name="P1">terminal</text:p>
          <text:p text:style-name="P1">window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6" draw:text-style-name="P3" draw:layer="layout" draw:type="line" svg:x1="13.827cm" svg:y1="11.223cm" svg:x2="15.605cm" svg:y2="10.716cm" draw:start-shape="id2" draw:start-glue-point="1" draw:end-shape="id4" draw:end-glue-point="5" svg:d="M13827 11223l1778-507" svg:viewBox="0 0 1779 50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0T18:00:49.893335894</meta:creation-date>
    <dc:date>2021-02-10T18:09:46.306433334</dc:date>
    <meta:editing-duration>PT8M57S</meta:editing-duration>
    <meta:editing-cycles>2</meta:editing-cycles>
    <meta:generator>LibreOffice/6.4.6.2$Linux_X86_64 LibreOffice_project/40$Build-2</meta:generator>
    <meta:document-statistic meta:object-count="8"/>
  </office:meta>
</office:document-meta>
</file>